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353cm" style:contextual-spacing="false" fo:line-height="115%" fo:orphans="0" fo:widows="0" fo:text-indent="0cm" style:auto-text-indent="false" style:writing-mode="lr-tb"/>
    </style:style>
    <style:style style:name="T1" style:family="text">
      <style:text-properties style:font-name="Arial" fo:font-size="9pt" fo:language="en" fo:country="US" style:text-underline-style="solid" style:text-underline-width="auto" style:text-underline-color="font-color" fo:font-weight="bold" style:font-size-asian="9pt" style:font-weight-asian="bold" style:font-name-complex="Arial1" style:font-size-complex="9pt" style:font-weight-complex="bold"/>
    </style:style>
    <style:style style:name="T2" style:family="text">
      <style:text-properties style:font-name="Arial" fo:font-size="9pt" fo:language="en" fo:country="US" style:font-size-asian="9pt" style:font-name-complex="Arial1" style:font-size-complex="9pt"/>
    </style:style>
    <style:style style:name="T3" style:family="text">
      <style:text-properties style:font-name="Arial" fo:font-size="9pt" fo:language="en" fo:country="US" officeooo:rsid="0013f54c" style:font-size-asian="9pt" style:font-name-complex="Arial1" style:font-size-complex="9pt"/>
    </style:style>
    <style:style style:name="T4" style:family="text">
      <style:text-properties style:font-name="Arial" fo:font-size="9pt" fo:language="en" fo:country="US" fo:font-weight="bold" style:font-size-asian="9pt" style:font-weight-asian="bold" style:font-name-complex="Arial1" style:font-size-complex="9pt" style:font-weight-complex="bold"/>
    </style:style>
    <style:style style:name="T5" style:family="text">
      <style:text-properties fo:language="en" fo:country="US"/>
    </style:style>
    <style:style style:name="T6" style:family="text">
      <style:text-properties fo:color="#0000ff" loext:opacity="100%" style:font-name="Arial" fo:font-size="9pt" fo:language="en" fo:country="US" style:text-underline-style="solid" style:text-underline-width="auto" style:text-underline-color="font-color" style:font-size-asian="9pt" style:font-name-complex="Arial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crosoft Public License (Ms-PL)</text:span></text:p>
      <text:p text:style-name="P1"><text:span text:style-name="T2">This license governs use of the accompanying software. If you use the software, you accept this license. If you do not accept the license, do not use the software.</text:span></text:p>
      <text:p text:style-name="P1"><text:span text:style-name="T4">1. Definitions</text:span></text:p>
      <text:p text:style-name="P1"><text:span text:style-name="T2">The terms "reproduce," "reproduction," "derivative works," and "distribution" have the same meaning here as under U.S. copyright law.</text:span></text:p>
      <text:p text:style-name="P1"><text:span text:style-name="T2">A "contribution" is the original software, or any additions or changes to the software.</text:span></text:p>
      <text:p text:style-name="P1"><text:span text:style-name="T2">A "contributor" is any person that distributes its contribution under this license.</text:span></text:p>
      <text:p text:style-name="P1"><text:span text:style-name="T2">"Licensed patents" are a contributor's patent claims that read directly on its contribution.</text:span></text:p>
      <text:p text:style-name="P1"><text:span text:style-name="T4">2. Grant of Rights</text:span></text:p>
      <text:p text:style-name="P1"><text:span text:style-name="T2">(A) Copyright Grant- Subject to the terms of this license, including the license conditions and limitations in section 3, each contributor grants you a non-exclusive, worldwide, royalty-free copyright license to reproduce its contribution, prepare derivative works of its contribution, and distribute its contribution or any derivative works that you create.</text:span></text:p>
      <text:p text:style-name="P1"><text:span text:style-name="T2">(B) Patent Grant- Subject to the terms of this license, including the license conditions and limitations in section 3, each contributor grants you a non-exclusive, worldwide, royalty-free license under its licensed patents to make, have made, use, sell, offer for sale, import, and/or otherwise dispose of its contribution in the software or derivative works of the contribution in the software.</text:span></text:p>
      <text:p text:style-name="P1"><text:span text:style-name="T4">3. Conditions and Limitations</text:span></text:p>
      <text:p text:style-name="P1"><text:span text:style-name="T2">(A) No Trademark License- This license does not grant you rights to use any contributors' name, logo, or trademarks.</text:span></text:p>
      <text:p text:style-name="P1"><text:span text:style-name="T2">(B) If you bring a patent claim against any contributor over patents that you claim are infringed by the software, your patent license from such contributor to the software ends automatically.</text:span></text:p>
      <text:p text:style-name="P1"><text:span text:style-name="T2">(C) If you distribute any portion of the software, you must retain all copyright, patent, trademark, and attribution notices that are present in the software.</text:span></text:p>
      <text:p text:style-name="P1"><text:span text:style-name="T2">(D) If you distribute any portion of the software in source code form, you may do so only under this license by including a complete copy of this license with your distribution. If you distribute any portion of the software in compiled or object code form, you may only do so under a license that complies with this license.</text:span></text:p>
      <text:p text:style-name="P1"><text:span text:style-name="T2">(E) The software is licensed "as-is." You bear the risk of using it. The contributors give no express warranties, guarantees or conditions. You may have additional consumer rights under your local laws which this license cannot change. To the extent permitted under your local laws, the contributors exclude the implied warranties of merchantability, fitness for a particular purpose and non-infringement.</text:span></text:p>
      <text:p text:style-name="P1"><text:span text:style-name="T1">Copyright Notices</text:span></text:p>
      <text:p text:style-name="P1"><text:span text:style-name="T2">The core Visual Studio package code related to the spell checker implementation was originally written by Noah Richards, Roman Golovin, and Michael Lehenbauer and is Copyright (c) 2010-2021 Microsoft Corporation, All Rights Reserved.</text:span></text:p>
      <text:p text:style-name="P1"><text:span text:style-name="T2">The NHunspell library is Copyright (c) 2009-2021 Maierhofer Software, All Rights Reserved.</text:span></text:p>
      <text:p text:style-name="P1"><text:span text:style-name="T2">All other code is Copyright (c) 2013-2021 Eric Woodruff, All Rights Reserved.</text:span></text:p>
      <text:p text:style-name="P1"><text:span text:style-name="T2">All dictionaries supplied with the package are property of their respective copyright holders.    See the README files </text:span><text:soft-page-break/><text:span text:style-name="T2">in the </text:span><text:a xlink:type="simple" xlink:href="https://github.com/EWSoftware/VSSpellChecker/tree/master/Source/VSSpellChecker2017and2019/NHunspell" text:style-name="Internet_20_link" text:visited-style-name="Visited_20_Internet_20_Link">dictionary folder</text:a><text:span text:style-name="T2"> </text:span><text:span text:style-name="T3">a</text:span><text:span text:style-name="T2">t the project site for details and licensing terms.</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FandolFang R" svg:font-family="'FandolFang R'"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FandolFang R"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l" fo:country="PL" style:letter-kerning="true" style:font-name-asian="FandolFang 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4T13:31:00</meta:creation-date>
    <dc:date>2021-11-14T19:07:20.197087809</dc:date>
    <meta:editing-cycles>6</meta:editing-cycles>
    <meta:editing-duration>PT1M50S</meta:editing-duration>
    <meta:document-statistic meta:table-count="0" meta:image-count="0" meta:object-count="0" meta:page-count="2" meta:paragraph-count="21" meta:word-count="493" meta:character-count="3212" meta:non-whitespace-character-count="2737"/>
    <meta:generator>LibreOffice/7.2.2.2$Linux_X86_64 LibreOffice_project/20$Build-2</meta:generator>
    <meta:user-defined meta:name="Operator">Eric Woodruff</meta:user-defined>
  </office:meta>
</office:document-meta>
</file>